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63in"/>
    </style:style>
    <style:style style:name="co2" style:family="table-column">
      <style:table-column-properties fo:break-before="auto" style:column-width="5.4118in"/>
    </style:style>
    <style:style style:name="co3" style:family="table-column">
      <style:table-column-properties fo:break-before="auto" style:column-width="0.1799in"/>
    </style:style>
    <style:style style:name="co4" style:family="table-column">
      <style:table-column-properties fo:break-before="auto" style:column-width="4.73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016in"/>
    </style:style>
    <style:style style:name="co7" style:family="table-column">
      <style:table-column-properties fo:break-before="auto" style:column-width="4.8016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5.0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onjun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Ref #</text:p>
          </table:table-cell>
          <table:table-cell table:style-name="ce1" office:value-type="string" calcext:value-type="string">
            <text:p>correct</text:p>
          </table:table-cell>
          <table:table-cell table:style-name="ce1"/>
          <table:table-cell table:style-name="ce1" office:value-type="string" calcext:value-type="string">
            <text:p>incorrect versio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lace that interested me the most was the Children’s Palace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place where interested me the most was the Children’s Palace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 you know the man I spoke to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o you know the man whom I spoke?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s is the hotel where they stayed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is is the hotel where they stayed at.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 you know the year that the airplane was invented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o you know the year on which the airplane was invented?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at is a day I’ll never forget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at is a day on which I’ll never forget.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actory that we’ll visit next week is not far from here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factory where we’ll visit next week is not far from here.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 talked a lot about things and persons that they remembered from school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He talked a lot about things and persons which they remembered from school.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one of the best novels that has been released this year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is is one of the best novels that have been released this year.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n you lend me the book about which you talked the other day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an you lend me the book which you talked the other day?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pen with which he is writing is mine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pen by which he is writing is mine.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y arrived at a farmhouse, in front of which sat a small boy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y arrived at a farmhouse, in front of sat a small boy.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e engineer with whom my father works is about 50 years old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engineer with which my father works is about 50 years old.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 there anyone in your class whose family is from Malaysia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s there anyone in your class who’s family is from Malaysia?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’m interested in all that you have said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’m interested in all what you have said.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 want to use the same dictionary as was used yesterday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 want to use the same dictionary which was used yesterday.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 isn’t the man he used to be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He isn’t the man which he used to be.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 is good at English, as we all know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He is good at English, that we all know.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 Ming, with whom I went to the concert, enjoyed it very much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Li Ming, with who I went to the concert, enjoyed it very much.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 don’t like the novels you read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 don’t like the such novels you read.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ou’re the only person I’ve ever met who could do it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You’re the only person whom I’ve ever met who could do it.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 lost a book whose title I can’t remember now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 lost a book the title of that I can’t remember now.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st summer, we visited Hangzhou, which is famous for West Lake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Last summer, we visited Hangzhou, for that West Lake is famous.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 have bought such a watch as was advertised on TV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 have bought such a watch which was advertised on TV.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 can never forget the day that we worked together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 can never forget the day on what we worked together.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way he looks at problems is wrong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way which he looks at problems is wrong.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is is the reason that he didn’t come to the meeting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is is the reason for which he didn’t come to the meeting.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his machine, which I have looked after for many years, is still working perfectly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is machine, I have looked after for many years, is not working anymore.</text:p>
          </table:table-cell>
          <table:table-cell table:number-columns-repeated="1019"/>
        </table:table-row>
      </table:table>
      <table:table table:name="oth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correct</text:p>
          </table:table-cell>
          <table:table-cell table:style-name="ce1"/>
          <table:table-cell table:style-name="ce1" office:value-type="string" calcext:value-type="string">
            <text:p>incorrect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All work and no play makes Jack a dull boy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ll work and no play makes Jack dull boy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tions speak louder than words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ctions speak louder than word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oing from junior high school to senior high school is a really big challenge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Going from junior high school to senior high school a really big challenge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ance tests a horse’s strength. Time reveals a person’s character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istance tests a horses’ strength. Time reveals a person’s character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ok at this mess! Who’s going to clean it up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Look at this mess! Whose going to clean it up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cuse me, I’m looking for the train station. Can you give me directions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Have you prepared for the meeting tomorrow morning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ou haven’t prepared for the meeting next week, have you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You haven’t prepared for the meeting next week, did you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xt summer, I will take computer programming courses at the school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ext summer, I will take computer programming course at the school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’m very sorry you didn’t make the football team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’m very sorry about you didn’t make the football team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 the end, who will make the decision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n the end, who will make decision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erry is amazing. He can pat his head and rub his stomach at the same time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Jerry is amazing. He can pat his head and rub stomach at the same time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d Nancy try out for our school’s badminton team last year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id Nancy try out at our school’s badminton team last year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at do you plan to do after you finish the gao kao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What do you plan do after you finish the gao kao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 the future, people will have robot wives and robot husbands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n the future, people will have robot wife and robot husband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uit doing your homework in my class!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Quit do your homework in my class!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’m sorry you feel that way. I wish you all the best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’m sorry you feel that way. I wish all the best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 written English more important than spoken English?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s written English more important then spoken English?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ople who drop out of school make less money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eople who drop out school make less money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ou are not the only one who feels lonely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You are not the only one who feel lone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2:06:25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9T12:37:26.412000000</dc:date>
    <meta:editing-duration>PT1H3M5S</meta:editing-duration>
    <meta:editing-cycles>7</meta:editing-cycles>
    <meta:generator>LibreOffice/7.1.7.2$Windows_X86_64 LibreOffice_project/c6a4e3954236145e2acb0b65f68614365aeee33f</meta:generator>
    <meta:document-statistic meta:table-count="2" meta:cell-count="170" meta:object-count="0"/>
  </office:meta>
</office:document-meta>
</file>